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 svg:font-family="'Luxi Mono'"/>
    <style:font-face style:name="Luxi Sans2" svg:font-family="'Luxi Sans'"/>
    <style:font-face style:name="Luxi Sans" svg:font-family="'Luxi Sans', sans-serif"/>
    <style:font-face style:name="Nimbus Roman No9 L1" svg:font-family="'Nimbus Roman No9 L', serif"/>
    <style:font-face style:name="Tahoma1" svg:font-family="Tahoma"/>
    <style:font-face style:name="Luxi Mono1"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in" fo:margin-right="1.8437in" fo:text-indent="0in" style:auto-text-indent="false"/>
    </style:style>
    <style:style style:name="P2" style:family="paragraph" style:parent-style-name="Heading_20_2">
      <style:paragraph-properties fo:margin-left="0in" fo:margin-right="1.8437in" fo:text-indent="0in" style:auto-text-indent="false"/>
    </style:style>
    <style:style style:name="P3" style:family="paragraph" style:parent-style-name="Preformatted_20_Text">
      <style:paragraph-properties fo:margin-left="0in" fo:margin-right="1.8437in" fo:margin-top="0in" fo:margin-bottom="0.1965in" fo:text-indent="0in" style:auto-text-indent="false"/>
    </style:style>
    <style:style style:name="P4" style:family="paragraph" style:parent-style-name="Preformatted_20_Text">
      <style:paragraph-properties fo:margin-left="0in" fo:margin-right="1.8437in" fo:text-indent="0in" style:auto-text-indent="false"/>
    </style:style>
    <style:style style:name="P5" style:family="paragraph" style:parent-style-name="Heading_20_3">
      <style:paragraph-properties fo:margin-left="0in" fo:margin-right="1.8437in" fo:text-indent="0in" style:auto-text-indent="false"/>
    </style:style>
    <style:style style:name="P6" style:family="paragraph" style:parent-style-name="List_20_Contents" style:list-style-name="L1">
      <style:paragraph-properties fo:margin-left="0in" fo:margin-right="1.8437in" fo:text-indent="0in" style:auto-text-indent="false"/>
    </style:style>
    <style:style style:name="P7" style:family="paragraph" style:parent-style-name="List_20_Contents" style:list-style-name="L1">
      <style:paragraph-properties fo:margin-left="0in" fo:margin-right="1.8437in" fo:text-indent="0in" style:auto-text-indent="false"/>
    </style:style>
    <style:style style:name="P8" style:family="paragraph" style:parent-style-name="List_20_Contents" style:list-style-name="L1">
      <style:paragraph-properties fo:margin-left="0in" fo:margin-right="1.8437in" fo:text-indent="0in" style:auto-text-indent="false"/>
    </style:style>
    <style:style style:name="P9" style:family="paragraph" style:parent-style-name="List_20_Contents" style:list-style-name="L1">
      <style:paragraph-properties fo:margin-left="0in" fo:margin-right="1.8437in" fo:text-indent="0in" style:auto-text-indent="false"/>
    </style:style>
    <style:style style:name="P10" style:family="paragraph" style:parent-style-name="List_20_Contents" style:list-style-name="L1">
      <style:paragraph-properties fo:margin-left="0in" fo:margin-right="1.8437in" fo:text-indent="0in" style:auto-text-indent="false"/>
    </style:style>
    <style:style style:name="P11" style:family="paragraph" style:parent-style-name="List_20_Contents" style:list-style-name="L1">
      <style:paragraph-properties fo:margin-left="0in" fo:margin-right="1.8437in" fo:text-indent="0in" style:auto-text-indent="false"/>
    </style:style>
    <style:style style:name="P12" style:family="paragraph" style:parent-style-name="List_20_Contents" style:list-style-name="L1">
      <style:paragraph-properties fo:margin-left="0in" fo:margin-right="1.8437in" fo:text-indent="0in" style:auto-text-indent="false"/>
    </style:style>
    <style:style style:name="P13" style:family="paragraph" style:parent-style-name="List_20_Contents" style:list-style-name="L1">
      <style:paragraph-properties fo:margin-left="0in" fo:margin-right="1.8437in" fo:text-indent="0in" style:auto-text-indent="false"/>
    </style:style>
    <style:style style:name="P14" style:family="paragraph" style:parent-style-name="List_20_Contents" style:list-style-name="L1">
      <style:paragraph-properties fo:margin-left="0in" fo:margin-right="1.8437in" fo:margin-top="0in" fo:margin-bottom="0.1965in" fo:text-indent="0in" style:auto-text-indent="false"/>
    </style:style>
    <style:style style:name="P15" style:family="paragraph" style:parent-style-name="Heading_20_1" style:master-page-name="HTML">
      <style:paragraph-properties fo:margin-left="0in" fo:margin-right="1.8437in" fo:text-indent="0in" style:auto-text-indent="false" style:page-number="auto"/>
      <style:text-properties fo:font-weight="bold"/>
    </style:style>
    <style:style style:name="T1" style:family="text">
      <style:text-properties fo:font-weight="bold"/>
    </style:style>
    <style:style style:name="T2" style:family="text">
      <style:text-properties style:font-name="Luxi Mono"/>
    </style:style>
    <style:style style:name="T3" style:family="text">
      <style:text-properties style:font-name="Nimbus Roman No9 L1"/>
    </style:style>
    <style:style style:name="T4"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top"/>RIGSERVE USER GUIDE</text:h>
      <text:p text:style-name="P1">(c) 2007-2008 Martin Ewing AA6E</text:p>
      <text:h text:style-name="P2" text:outline-level="2">CONTENTS</text:h>
      <text:list text:style-name="L1">
        <text:list-item>
          <text:p text:style-name="P6"><text:a xlink:type="simple" xlink:href="#intro">Introduction</text:a></text:p>
        </text:list-item>
        <text:list-item>
          <text:p text:style-name="P6"><text:a xlink:type="simple" xlink:href="#stat">Status</text:a></text:p>
        </text:list-item>
        <text:list-item>
          <text:p text:style-name="P6"><text:a xlink:type="simple" xlink:href="#inst">Installation</text:a></text:p>
        </text:list-item>
        <text:list-item>
          <text:p text:style-name="P6"><text:a xlink:type="simple" xlink:href="#star">Starting the Server</text:a></text:p>
        </text:list-item>
        <text:list-item>
          <text:p text:style-name="P6"><text:a xlink:type="simple" xlink:href="#conn">Connecting to the Server</text:a></text:p>
        </text:list-item>
        <text:list-item>
          <text:p text:style-name="P6"><text:a xlink:type="simple" xlink:href="#serv">Server Commands</text:a></text:p>
        </text:list-item>
        <text:list-item>
          <text:p text:style-name="P6"><text:a xlink:type="simple" xlink:href="#rig">Rig Commands</text:a></text:p>
        </text:list-item>
        <text:list-item>
          <text:p text:style-name="P6"><text:a xlink:type="simple" xlink:href="#defi">Defined Operations</text:a></text:p>
        </text:list-item>
        <text:list-item>
          <text:p text:style-name="P14"><text:a xlink:type="simple" xlink:href="#web">Web Server Access</text:a></text:p>
        </text:list-item>
      </text:list>
      <text:h text:style-name="P2" text:outline-level="2" text:is-list-header="true"><text:bookmark text:name="intro"/>INTRODUCTION</text:h>
      <text:p text:style-name="P1">Rigserve allows you to control amateur radio systems through a language- and operating system independent interface. It is a server program that listens on an IP port (socket) for commands from a client program. The commands are in a human-readable format, allowing limited access and testing through any Telnet client. Normally, Rigserve will be accessed from higher-level client programs, such as logging software, digimode software, or remote station control programs.</text:p>
      <text:p text:style-name="P1">[ <text:a xlink:type="simple" xlink:href="#top">top</text:a> ]</text:p>
      <text:h text:style-name="P2" text:outline-level="2"><text:bookmark text:name="stat"/>STATUS</text:h>
      <text:p text:style-name="P1">Rigserve is at an early stage of development. Support is available for the Ten-Tec Orion, Orion II, Omni VI, Omni VI Plus and the Icom R8500 and R75 receivers. Other rigs can be supported through the addition of new Python subclasses.</text:p>
      <text:p text:style-name="P1">The user is expected to have some familiarity with Python in Linux (or possibly Windows or Macintosh) environments. Some editing of the files may be required to adapt to your environment. Note that you may need to change "test_mode" in rigserve.py to switch between testing (non-network) and 'normal' (IP-based server) operation.</text:p>
      <text:p text:style-name="P1">At present, Rigserve is intended for "friendly" local area networks or local host operation. There is no user authentication, although access can be restricted to a specific IP address, such as the local host. Secure remote access is available "off the shelf" through SSH port forwarding.</text:p>
      <text:p text:style-name="P1">The main interface structure is the Python class 'Backend'. It is moderately stable, but it is likely to evolve.</text:p>
      <text:p text:style-name="P1">Rigserve can work simultaneously with a large number of rigs, provided a backend subclass is provided for each rig model. The number of simultaneous rigs is limited mainly by available I/O ports. Rigserve only provides for one user communications session at this time. In the future, multiple sessions may be supported. This should allow multiple independent programs (logging, digital modes, remote control, etc.) to work with rigs with minimal interference.</text:p>
      <text:p text:style-name="P1">[ <text:a xlink:type="simple" xlink:href="#top">top</text:a> ]</text:p>
      <text:h text:style-name="P2" text:outline-level="2"><text:bookmark text:name="inst"/>INSTALLATION</text:h>
      <text:p text:style-name="P1">Unpack the distributed tar or zip file into a convenient user directory. You will also need the standard Python environment (www.python.org) and the "pyserial" package (pyserial.sf.net). Both are available for Linux and Windows systems, and possibly others.</text:p>
      <text:p text:style-name="P1">Rigserve should be run under a non-privileged user account, not root. For routine operation, you may wish to create a special user account for Rigserve and to specify that Rigserve be started at boot time as a system service.</text:p>
      <text:p text:style-name="P1">[ <text:a xlink:type="simple" xlink:href="#top">top</text:a> ]</text:p>
      <text:h text:style-name="P2" text:outline-level="2"><text:bookmark text:name="star"/>STARTING THE SERVER</text:h>
      <text:p text:style-name="P1">You can use the command</text:p>
      <text:p text:style-name="P3"><text:span text:style-name="Teletype">%python rigserve.py</text:span></text:p>
      <text:p text:style-name="P1">In a Linux-like system, you can simply execute the py file in the shell, e.g.,</text:p>
      <text:p text:style-name="P3"><text:span text:style-name="Teletype">%./rigserve.py</text:span></text:p>
      <text:p text:style-name="P1">if your current working directory is the installation directory.</text:p>
      <text:p text:style-name="P1">Rigserve will listen on the specified port (normally 14652) until a "quit" command or unrecoverable error is encountered. In routine operation, Rigserve can be started as a "service" -- i.e., automatically launched and running under a "safe" user ID.</text:p>
      <text:p text:style-name="P1">(Note that an OS security feature may prevent you from re-starting Rigserve until 60 seconds after the program terminates. The IP port is unavailable for that period.)</text:p>
      <text:p text:style-name="P1">[ <text:a xlink:type="simple" xlink:href="#top">top</text:a> ]</text:p>
      <text:h text:style-name="P2" text:outline-level="2"><text:bookmark text:name="conn"/>CONNECTING TO THE SERVER</text:h>
      <text:p text:style-name="P1">When Rigserve is running, you can connect using Telnet, rigclient.py, or other programs. Start up a new command window on the same machine and type</text:p>
      <text:p text:style-name="P3"><text:span text:style-name="Teletype">%telnet localhost 14652</text:span></text:p>
      <text:p text:style-name="P1">You should receive a welcoming message. You can terminate the connection by typing "quit&lt;return&gt;". Rigserve continues to listen for possible new connections.</text:p>
      <text:p text:style-name="P1"><text:span text:style-name="T1">Note:</text:span> A problem has been reported in MacOS X, which might also apply to any IPv6 configured system. Localhost is a name for "::1" in IPv6 systems, but Rigserve (or Python's routines) wants the standard IPv4 address for localhost, which is 127.0.0.1. If "telnet localhost 14652" does not work, you can try "telnet 127.0.0.1 14652".</text:p>
      <text:p text:style-name="P1">[ <text:a xlink:type="simple" xlink:href="#top">top</text:a> ]</text:p>
      <text:h text:style-name="P2" text:outline-level="2"><text:bookmark text:name="serv"/>SERVER COMMANDS</text:h>
      <text:p text:style-name="P1">Rigserver responds to a few major commands:</text:p>
      <text:p text:style-name="P1"><text:span text:style-name="Strong_20_Emphasis">open</text:span> - The <text:span text:style-name="Emphasis">open</text:span> command associates a new rig identifier with a supported device type. It must be the first command before any other device operations. A rig identifier is an arbitrary alphanumeric string which must not contain special characters or spaces. The device type must be the name of a Backend subclass (and also the name of backend Python file without a terminal '.py'). The parameters are case-sensitive. The <text:span text:style-name="Emphasis">open</text:span> command does not initialize rig communications. E.g., the serial port is usually opened afterwards with a <text:span text:style-name="Emphasis">put</text:span> command.</text:p>
      <text:p text:style-name="P3">Example: <text:span text:style-name="Teletype">'open rig1 TT_orion'</text:span></text:p>
      <text:p text:style-name="P1"><text:span text:style-name="Strong_20_Emphasis">close</text:span> - closes the association of a rig identifier and reclaims the associated memory.</text:p>
      <text:p text:style-name="P3">Example: <text:span text:style-name="Teletype">'close rig1'</text:span></text:p>
      <text:p text:style-name="P1"><text:span text:style-name="Strong_20_Emphasis">put</text:span> - Send some control data to the device, as provided in the second parameter. This may be a numeric value or a quoted alphanumeric string.</text:p>
      <text:p text:style-name="P3">Example: <text:span text:style-name="Teletype">'put rig1.MAIN.af_gain 0.5'</text:span></text:p>
      <text:p text:style-name="P1">(Levels like gain, squelch, etc. are generally given in floating point, ranging from 0.0 to 1.0.)</text:p>
      <text:p text:style-name="P3">Example: <text:span text:style-name="Teletype">'put rig1.VFOA.freq 14.050e6'</text:span></text:p>
      <text:p text:style-name="P1">(Frequencies are normally specified as floating point values in Hz. Any Python-recognized format is accepted, including exponents for example.)</text:p>
      <text:p text:style-name="P1"><text:span text:style-name="Strong_20_Emphasis">get</text:span> - Retrieve some data from the device, which is returned as a text string.</text:p>
      <text:p text:style-name="P4">Example: <text:span text:style-name="Teletype">'get rig1.VFOA.freq'</text:span>, returning<text:span text:style-name="Teletype"> </text:span></text:p>
      <text:p text:style-name="P3"><text:span text:style-name="Teletype">'14050000.0'</text:span>.</text:p>
      <text:p text:style-name="P1"><text:span text:style-name="Strong_20_Emphasis">test</text:span> - Tests whether a specific command is supported by this rig, reporting which class's method will be invoked.</text:p>
      <text:p text:style-name="P4">Example: <text:span text:style-name="Teletype">'test rig1.VFOA.xreq'</text:span>, returning </text:p>
      <text:p text:style-name="P4"><text:span text:style-name="Teletype">'? Test: command not implemented "rig1.VFOA.xxx"'</text:span></text:p>
      <text:p text:style-name="P4"/>
      <text:p text:style-name="P4">Example: <text:span text:style-name="Teletype">'test rig1.VFOA.freq'</text:span>, returning</text:p>
      <text:p text:style-name="P3"><text:span text:style-name="Teletype">'OK'</text:span></text:p>
      <text:p text:style-name="P1"><text:span text:style-name="Strong_20_Emphasis">quit</text:span> - Terminate the current session/connection with Rigserve. Rigserve continues to listen for new connections.</text:p>
      <text:p text:style-name="P1"><text:span text:style-name="T1">help</text:span> - Provide some information about commands, etc.</text:p>
      <text:p text:style-name="P1"><text:span text:style-name="T1">status</text:span> - Show known and loaded backends and other system-related information.</text:p>
      <text:p text:style-name="P1">[ <text:a xlink:type="simple" xlink:href="#top">top</text:a> ]</text:p>
      <text:h text:style-name="P2" text:outline-level="2"><text:bookmark text:name="rig"/><text:span text:style-name="Strong_20_Emphasis">RIG COMMANDS</text:span></text:h>
      <text:p text:style-name="P1">The <text:span text:style-name="Emphasis">put</text:span> and <text:span text:style-name="Emphasis">get</text:span> server commands all require at least one parameter - the "rig command". </text:p>
      <text:p text:style-name="P1">Rig commands specify the device (rig) to be addressed, the section within the device ('MAIN' or 'SUB' receiver, 'TX', or 'CONTROL' or ''), and the operation to be performed (e.g., af_gain). The format of the rig command is</text:p>
      <text:p text:style-name="P1"><text:span text:style-name="T1">&lt;rig_identifier&gt;</text:span><text:span text:style-name="Teletype"><text:span text:style-name="T1">.</text:span></text:span><text:span text:style-name="T1">&lt;device_field&gt;</text:span><text:span text:style-name="Teletype"><text:span text:style-name="T1">.</text:span></text:span><text:span text:style-name="T1">&lt;operation&gt;</text:span></text:p>
      <text:p text:style-name="P1">The "rig identifier" is an arbitrary alphanumeric identifier (no embedded spaces) assigned by the user in the <text:span text:style-name="Emphasis">open</text:span> command. It specifies the particular rig for this command. (There may be many rigs of device type, and there may be many device types active at any time. In most cases, however, there will probably be only one rig open at one time.)</text:p>
      <text:p text:style-name="P1">The "device field" is used to specify a component within the rig, such as the main receiver, the sub-receiver, a particular VFO, a transmitter, or the rig's "control" system. The specific supported device fields for a particular rig type will be reported through the command:</text:p>
      <text:p text:style-name="P3"><text:span text:style-name="Teletype">get rig_id.CONTROL.info</text:span></text:p>
      <text:p text:style-name="P1">For a fairly complicated example, the Ten-Tec Orion (TT_orion class) supports <text:span text:style-name="Teletype">VFOA</text:span>, <text:span text:style-name="Teletype">VFOB</text:span>, <text:span text:style-name="Teletype">MAIN</text:span>, <text:span text:style-name="Teletype">SUB</text:span>, and <text:span text:style-name="Teletype">TX</text:span> in the device field. (Some commands, like "In principle, this command architecture allows an unlimited number of "receivers" and "transmitters" in a given rig. Some commands, like 'info' and 'status' refer to the entire rig, so the device field is ignored. You may use a null field or 'CONTROL' or some other string. For example,</text:p>
      <text:p text:style-name="Preformatted_20_Text"><text:span text:style-name="T2">get rig_id..info</text:span><text:span text:style-name="T3">, <text:s/></text:span>or</text:p>
      <text:p text:style-name="Preformatted_20_Text">get rig_id.CONTROL.info</text:p>
      <text:p text:style-name="Preformatted_20_Text"/>
      <text:p text:style-name="Text_20_body">both return the same data.</text:p>
      <text:p text:style-name="P1">The "operation" field defines what specific operation is to be performed. Usually, operations are supported both for <text:span text:style-name="Emphasis">get</text:span> and <text:span text:style-name="Emphasis">put</text:span> commands, but not always.</text:p>
      <text:p text:style-name="P1">[ <text:a xlink:type="simple" xlink:href="#top">top</text:a> ]</text:p>
      <text:h text:style-name="P2" text:outline-level="2"><text:bookmark text:name="defi"/><text:span text:style-name="Strong_20_Emphasis">DEFINED OPERATIONS</text:span></text:h>
      <text:p text:style-name="P1">The base class <text:span text:style-name="Emphasis">Backend</text:span> defines a large number of possible operations. A rig-specific class must be derived from <text:span text:style-name="Emphasis">Backend</text:span> for each supported rig type. A rig's class may alternatively be derived from a "family" class that is derived from <text:span text:style-name="Emphasis">Backend</text:span>. For example, we have a <text:span text:style-name="Emphasis">Tentec</text:span> class that tries to express the behavior that is common to a number of different rigs produced by Ten-Tec. No particular rig class will support all of the methods provided in <text:span text:style-name="Emphasis">Backend</text:span>, but all methods supported by any rig should be represented in <text:span text:style-name="Emphasis">Backend</text:span> in skeletal form. Use the <text:span text:style-name="Emphasis">test</text:span> server command to see whether a command is supported for the current rig type. If the <text:span text:style-name="Emphasis">test</text:span> command returns <text:span text:style-name="Emphasis">'?Function not implemented for this rig'</text:span>, the command is not available for the current rig.</text:p>
      <text:p text:style-name="P1">Refer to Backend.py and specific rig subclasses for detailed information. Here are the highlights of supported rig operations (get,put): </text:p>
      <text:h text:style-name="P5" text:outline-level="3"><text:span text:style-name="Strong_20_Emphasis"><text:span text:style-name="T4">CONTROL operations</text:span></text:span></text:h>
      <text:p text:style-name="P1"><text:span text:style-name="Strong_20_Emphasis">info</text:span> (get,-) - Provide various rig-specific information, including what device fields are supported.</text:p>
      <text:p text:style-name="P1"><text:span text:style-name="Strong_20_Emphasis">init</text:span> (-,put) - Initialize the rig's communication port, including device name, baud rate, etc.</text:p>
      <text:p text:style-name="P3">Example: <text:span text:style-name="Teletype">'put rig1.CONTROL.init /dev/ttyS0 57600'</text:span></text:p>
      <text:p text:style-name="P1"><text:span text:style-name="Strong_20_Emphasis">memory_channel</text:span> (get,put) - The memory channel number to be used for subsequent 'vfo_memory' command.</text:p>
      <text:p text:style-name="P1"><text:span text:style-name="Strong_20_Emphasis">status</text:span> (get,-) - Provide rig-specific information, firmware version, etc.</text:p>
      <text:p text:style-name="P1"><text:span text:style-name="Strong_20_Emphasis">operate</text:span> (-,put) - Place rig in operating or standby mode, depending on parameter <text:span text:style-name="Teletype">1</text:span> or <text:span text:style-name="Teletype">0</text:span>.</text:p>
      <text:h text:style-name="P5" text:outline-level="3"><text:span text:style-name="Strong_20_Emphasis"><text:span text:style-name="T4">VFO-like operations</text:span></text:span></text:h>
      <text:p text:style-name="P1">Some radios (e.g., Ten-Tec Orion) support multiple VFOs that can be assigned to receivers and/or transmitters.</text:p>
      <text:p text:style-name="P1"><text:span text:style-name="Strong_20_Emphasis">freq</text:span> (get,put) - Operating frequency (Hz)</text:p>
      <text:p text:style-name="P4">Example: <text:span text:style-name="Teletype">'get rig1.VFOA.freq'</text:span>, returning</text:p>
      <text:p text:style-name="P3"><text:span text:style-name="Teletype">'14100000.0'</text:span></text:p>
      <text:p text:style-name="P1"><text:span text:style-name="Strong_20_Emphasis">vfo_step</text:span> (get,put) - Tuning step (Hz)</text:p>
      <text:p text:style-name="P1"><text:span text:style-name="Strong_20_Emphasis">vfo_memory</text:span> (get,put) - Frequency value (Hz) from/to memory channel (c.f., memory_channel). May have rig-dependent side effects, such as changing/storing operating mode and changing current VFO frequency.</text:p>
      <text:h text:style-name="P5" text:outline-level="3"><text:span text:style-name="Strong_20_Emphasis"><text:span text:style-name="T4">Receiver operations</text:span></text:span></text:h>
      <text:p text:style-name="P1"><text:span text:style-name="Strong_20_Emphasis">rx_mode</text:span> (get,put) - Receiver mode, e.g. <text:span text:style-name="Teletype">USB</text:span>, <text:span text:style-name="Teletype">LSB</text:span>, <text:span text:style-name="Teletype">CW</text:span>, etc. Allowed modes supplied by <text:span text:style-name="Emphasis">info</text:span> command.</text:p>
      <text:p text:style-name="P1"><text:span text:style-name="Strong_20_Emphasis">bandpass_limits</text:span> (get,put) - Receiver bandpass using lower and upper frequency (Hz offset from VFO).</text:p>
      <text:p text:style-name="P3">Example: <text:span text:style-name="Teletype">'put rig1.MAIN.bandpass_limits 200.0 2400.0'</text:span></text:p>
      <text:p text:style-name="P1">The rig object will attempt to set the rig as close as possible to the given bandpass, but may be limited by available filters, etc.</text:p>
      <text:p text:style-name="P1"><text:span text:style-name="Strong_20_Emphasis">bandpass</text:span> (get,put) - Receiver bandpass using offset or "PBT" frequency (0 = "normal") and width in Hz. Again, the rig object will do its best to honor the request.</text:p>
      <text:p text:style-name="P1"><text:span text:style-name="Strong_20_Emphasis">bandpass_standard</text:span> (-,put) - Set receiver bandpass to a pre-defined value using keyword such as NARROW, BROAD, etc., as defined in <text:span text:style-name="Emphasis">info</text:span> command.</text:p>
      <text:p text:style-name="P1"><text:span text:style-name="Strong_20_Emphasis">agc_mode</text:span> (get,put) - Automatic Gain Control using a pre-defined key, such as FAST, SLOW, USER, etc. See <text:span text:style-name="Emphasis">info</text:span> result.</text:p>
      <text:p text:style-name="P1"><text:span text:style-name="Strong_20_Emphasis">agc_user</text:span> (get,put) - User mode AGC. Set up custom AGC parameters: time constant (sec), hold time(sec), threshold (microvolts)</text:p>
      <text:p text:style-name="P3">Example: <text:span text:style-name="Teletype">'put rig1.MAIN.agc_user 0.1 0.05 5.0'</text:span></text:p>
      <text:p text:style-name="P1"><text:span text:style-name="Strong_20_Emphasis">squelch_level</text:span> (get,put) - Relative squelch level (0.0 - 1.0)</text:p>
      <text:p text:style-name="P1"><text:span text:style-name="Strong_20_Emphasis">squelch_open</text:span> (get,-) - Return <text:span text:style-name="Teletype">'1'</text:span> if signal is present over threshold, <text:span text:style-name="Teletype">'0'</text:span> otherwise.</text:p>
      <text:p text:style-name="P1"><text:span text:style-name="Strong_20_Emphasis">rf_gain</text:span> (get,put) - RF gain (0.0 - 1.0)</text:p>
      <text:p text:style-name="P1"><text:span text:style-name="Strong_20_Emphasis">af_gain</text:span> (get,put) - AF gain (0.0 - 1.0)</text:p>
      <text:p text:style-name="P1"><text:span text:style-name="Strong_20_Emphasis">rit</text:span> (get,put) - Receiver Incremental Tuning, Hz</text:p>
      <text:p text:style-name="P1"><text:span text:style-name="Strong_20_Emphasis">noise_blank</text:span> (get,put) - Noise Blanking, strength 0.0 - 1.0</text:p>
      <text:p text:style-name="P1"><text:span text:style-name="Strong_20_Emphasis">noise_reduce</text:span> (get,put) - Noise Reduction (e.g., DSP band-shaping), strength 0.0 - 1.0</text:p>
      <text:p text:style-name="P1"><text:span text:style-name="Strong_20_Emphasis">notch_auto</text:span> (get,put) - Heterodyne (tone) automatic notch, strength 0.0 - 1.0</text:p>
      <text:p text:style-name="P1"><text:span text:style-name="Strong_20_Emphasis">notch</text:span> (get,put) - Manual notch, parameters center freq., width (Hz)</text:p>
      <text:p text:style-name="P1"><text:span text:style-name="Strong_20_Emphasis">rx_ant</text:span> (get,put) - Receive antenna selection, from list given by <text:span text:style-name="Emphasis">info</text:span>.</text:p>
      <text:p text:style-name="P1"><text:span text:style-name="Strong_20_Emphasis">strength</text:span> (get,-) - Receive signal strength, approximately calibrated to dB relative to S9 (50 microvolts)</text:p>
      <text:p text:style-name="P1"><text:span text:style-name="Strong_20_Emphasis">strength_raw</text:span> (get,-) - Receive signal string, rig-dependent units</text:p>
      <text:p text:style-name="P1"><text:span text:style-name="Strong_20_Emphasis">atten</text:span> (get,put) - Receiver attenuator. Certain settings are recognized as specified in 'mode_list", e.g., 'OFF', '6dB', '12dB', '18dB' for the Orion.</text:p>
      <text:p text:style-name="P1"><text:span text:style-name="Strong_20_Emphasis">preamp</text:span> (get,put) - Receiver preamplifier, on (<text:span text:style-name="Teletype">'1'</text:span>) or off (<text:span text:style-name="Teletype">'0'</text:span>)</text:p>
      <text:h text:style-name="P5" text:outline-level="3"><text:span text:style-name="Strong_20_Emphasis"><text:span text:style-name="T4">Transmitter operations</text:span></text:span></text:h>
      <text:p text:style-name="P1"><text:span text:style-name="Strong_20_Emphasis">tx_mode</text:span> (get,put) - Transmitter mode, like rx_mode. Usually (always?), tx_mode will be the same as at least one of the rx_mode settings.</text:p>
      <text:p text:style-name="P1"><text:span text:style-name="Strong_20_Emphasis">xit</text:span> (get,put) - Transmit incremental tuning, Hz.</text:p>
      <text:p text:style-name="P1"><text:span text:style-name="Strong_20_Emphasis">mic_gain</text:span> (get,put) - Microphone gain, 0.0 - 1.0</text:p>
      <text:p text:style-name="P1"><text:span text:style-name="Strong_20_Emphasis">mic_source</text:span> (get,put) - Microphone source, from list given in <text:span text:style-name="Emphasis">info</text:span> output.</text:p>
      <text:p text:style-name="P1"><text:span text:style-name="Strong_20_Emphasis">speech_proc</text:span> (get,put) - Speech processor, 0.0 - 1.0</text:p>
      <text:p text:style-name="P1"><text:span text:style-name="Strong_20_Emphasis">transmit</text:span> (get,put) - Transmit on (push to talk), <text:span text:style-name="Teletype">'1'</text:span> -&gt; transmit, <text:span text:style-name="Teletype">'0'</text:span> -&gt; receive</text:p>
      <text:p text:style-name="P1"><text:span text:style-name="Strong_20_Emphasis">power</text:span> (get,put) - Transmit power, approximate, in Watts.</text:p>
      <text:p text:style-name="P1"><text:span text:style-name="Strong_20_Emphasis">tx_ant</text:span> (get,put) - Select transmit antenna, see <text:span text:style-name="Emphasis">info</text:span> output.</text:p>
      <text:p text:style-name="P1"><text:span text:style-name="Strong_20_Emphasis">swr</text:span> (get,-) - Get calibrated standing wave ratio, 1.0 - (a high number)</text:p>
      <text:p text:style-name="P1"><text:span text:style-name="Strong_20_Emphasis">swr_raw</text:span> (get,-) - Get rig-dependent SWR string (maybe Forward and Reverse power)</text:p>
      <text:p text:style-name="P1">[ <text:a xlink:type="simple" xlink:href="#top">top</text:a> ]</text:p>
      <text:h text:style-name="P2" text:outline-level="2"><text:bookmark text:name="web"/>WEB SERVER ACCESS - CGI SCRIPT</text:h>
      <text:p text:style-name="P1">The cgi-bin directory in the Rigserve distribution contains files that demonstrate a simple (too simple!) approach to making a rig available for control by a user's browser and a web server.</text:p>
      <text:p text:style-name="P1">File 'index.html' is a web page that can be placed on your web server (e.g., Apache). It contains a form that asks for the hostname of the Rigserve server and for the Rig type to be accessed. (A more complete implementation would also ask for other setup information, like port number, rig device ID, etc.). The "OK" button posts a request to the CGI script 'rig_operate.py', which (presumably) is placed on the same webserver. The script starts a Rigserve session with the requested rig type, using some other "canned" data for port number, serial port device, etc. It then issues some typical rigserve commands and relays the results to the web browser in the form of an HTML table, finally closing the session.</text:p>
      <text:p text:style-name="P1">This is a very flexible, but not very efficient scheme. The web server, the CGI server, and the Rigserve server can all (in principle) be separate machines on the Internet, although very often they would be on a single machine. Opening a new session for each web access is quite inefficient, but a persistent connection would require that the CGI script have access to persistent web state information, perhaps via cookies. We leave that as an exercise for the reader.</text:p>
      <text:p text:style-name="P1">[ <text:a xlink:type="simple" xlink:href="#top">to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 svg:font-family="'Luxi Mono'"/>
    <style:font-face style:name="Luxi Sans2" svg:font-family="'Luxi Sans'"/>
    <style:font-face style:name="Luxi Sans" svg:font-family="'Luxi Sans', sans-serif"/>
    <style:font-face style:name="Nimbus Roman No9 L1" svg:font-family="'Nimbus Roman No9 L', serif"/>
    <style:font-face style:name="Tahoma1" svg:font-family="Tahoma"/>
    <style:font-face style:name="Luxi Mono1"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Tahoma1"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uxi Mono1" fo:font-size="10pt" style:font-name-asian="Luxi Mono1" style:font-size-asian="10pt" style:font-name-complex="Luxi Mono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uxi Mono1" style:font-name-asian="Luxi Mono1" style:font-name-complex="Luxi Mono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813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tin Ewing</meta:initial-creator>
    <meta:creation-date>2006-11-15T09:04:03</meta:creation-date>
    <dc:creator>Martin Ewing</dc:creator>
    <dc:date>2008-04-06T17:05:19</dc:date>
    <meta:editing-cycles>11</meta:editing-cycles>
    <meta:editing-duration>PT11M20S</meta:editing-duration>
    <meta:user-defined meta:name="Info 1"/>
    <meta:user-defined meta:name="Info 2"/>
    <meta:user-defined meta:name="Info 3"/>
    <meta:user-defined meta:name="Info 4"/>
    <meta:document-statistic meta:table-count="0" meta:image-count="0" meta:object-count="0" meta:page-count="1" meta:paragraph-count="135" meta:word-count="2173" meta:character-count="13483"/>
  </office:meta>
</office:document-meta>
</file>